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subtitle">
      <style:graphic-properties draw:stroke="none" draw:fill="none" fo:min-height="12.486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al NLTK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 howto to use NLTK </text:p>
            <text:p>for practical motivations</text:p>
            <text:p/>
            <text:p><text:span text:style-name="T1">$ git clone https://github.com/davidam/python-examples.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al NLTK: Summary</text:p>
          </draw:text-box>
        </draw:frame>
        <draw:frame presentation:style-name="pr2" draw:text-style-name="P1" draw:layer="layout" svg:width="25.199cm" svg:height="12.263cm" svg:x="1.4cm" svg:y="4.872cm" presentation:class="subtitle" presentation:user-transformed="true">
          <draw:text-box>
            <text:p>Sentiment analysis</text:p>
            <text:p>Detect gender</text:p>
            <text:p>Sentence Similarity</text:p>
            <text:p>Text Summary</text:p>
            <text:p>Classify Documents</text:p>
            <text:p>Manage words: </text:p>
            <text:p><text:span text:style-name="T2">singulars/plurals, dict entries, stopwords</text:span></text:p>
            <text:p>Gramatical trees</text:p>
            <text:p>Extract keywords</text:p>
            <text:p>Disambigu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timent Analysi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$ python3 tweet-sentyment.py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tecting the gende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$ python3 sexmachine.p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tence similar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5" draw:text-style-name="P2" draw:layer="layout" svg:width="24.4cm" svg:height="12.486cm" svg:x="2.2cm" svg:y="4.914cm">
          <draw:text-box>
            <text:p>$ python3 sentence-similarity.py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 Summariz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5" draw:text-style-name="P2" draw:layer="layout" svg:width="24.4cm" svg:height="12.486cm" svg:x="2.2cm" svg:y="4.914cm">
          <draw:text-box>
            <text:p>$ python3 text-summarize.p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ify Docu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doc-classification-ch06.py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lassify Newsgroup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nltk-sklearn.py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ynonyms and Antony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synonyms-antonyms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ingulars and Plur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stem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Lemmas: dictionary entr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wordnet-lemmatizer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3">Tre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I can build a gramatic or semantic tree from a sentence</text:p>
                <text:p text:style-name="P3">$ python3 semantic-tree.py</text:p>
                <text:p text:style-name="P3">I can generate sentences from a gramatic</text:p>
                <text:p text:style-name="P3">$ python3 howtos/generate.py</text:p>
                <text:p text:style-name="P3">I can visualize a gramatic</text:p>
                <text:p text:style-name="P3">$ python3 parse-tree.py</text:p>
                <text:p text:style-name="P3">I can print a tree from sintactic pairs</text:p>
                <text:p text:style-name="P3">$ python3 code-chinker.py</text:p>
                <text:p text:style-name="P3">I can build sintactic pairs from a sentence and print a tree</text:p>
                <text:p text:style-name="P3">$ python3 tokenizeandtag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layer="layout" svg:width="25.199cm" svg:height="3.506cm" svg:x="1.4cm" svg:y="1.094cm" presentation:class="title" presentation:user-transformed="true">
          <draw:text-box>
            <text:p>Corp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gutenberg.py</text:p>
                <text:p text:style-name="P3">$ python3 corpus-howto-new-corpus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layer="layout" svg:width="25.199cm" svg:height="3.506cm" svg:x="1.4cm" svg:y="1.094cm" presentation:class="title" presentation:user-transformed="true">
          <draw:text-box>
            <text:p>Keywords: rake algorith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nltk-rake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" draw:layer="layout" svg:width="25.199cm" svg:height="3.506cm" svg:x="1.4cm" svg:y="1.094cm" presentation:class="title" presentation:user-transformed="true">
          <draw:text-box>
            <text:p>Bag of Wor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bag-of-words.py</text:p>
                <text:p text:style-name="P3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layer="layout" svg:width="25.199cm" svg:height="3.506cm" svg:x="1.4cm" svg:y="1.094cm" presentation:class="title" presentation:user-transformed="true">
          <draw:text-box>
            <text:p>Disambigu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>$ python test_all_words_wsd.py</text:p>
                <text:p text:style-name="P3">$ python test_wsd.py</text:p>
                <text:p text:style-name="P3"/>
                <text:p text:style-name="P3"><text:span text:style-name="T4">Remember synset</text:span></text:p>
                <text:p text:style-name="P3">$ python3 wordnet-example.py</text:p>
                <text:p text:style-name="P3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haring data models: pick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nltk-pickle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Using perceval with nltk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 text:style-name="P4"/>
                <text:p text:style-name="P4"/>
                <text:p text:style-name="P4">$ python3 perceval_git_counter_sexmachine.py</text:p>
                <text:p text:style-name="P4">$ python3 perceval_mbox_sexmachine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upport Python and Libremanual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 text:style-name="P4"/>
                <text:p text:style-name="P4"/>
                <text:p text:style-name="P4">El Tutorial de Python</text:p>
                <text:p text:style-name="P4">por Guido Van Rossum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5T19:51:25.863695388</meta:creation-date>
    <dc:date>2018-06-02T11:44:18.950044435</dc:date>
    <meta:editing-duration>PT15H35M1S</meta:editing-duration>
    <meta:editing-cycles>18</meta:editing-cycles>
    <meta:generator>LibreOffice/5.1.2.2$Linux_X86_64 LibreOffice_project/10m0$Build-2</meta:generator>
    <meta:document-statistic meta:object-count="99"/>
  </office:meta>
</office:document-meta>
</file>